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4dd3" officeooo:paragraph-rsid="00084dd3"/>
    </style:style>
    <style:style style:name="P2" style:family="paragraph" style:parent-style-name="Standard">
      <style:text-properties officeooo:rsid="000b4c24" officeooo:paragraph-rsid="000b4c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PCrnjak/Faze4-Robotic-arm" text:style-name="Internet_20_link" text:visited-style-name="Visited_20_Internet_20_Link">https://github.com/PCrnjak/Faze4-Robotic-arm</text:a></text:p>
      <text:p text:style-name="Standard"/>
      <text:p text:style-name="P1">THOTR</text:p>
      <text:p text:style-name="P1"/>
      <text:p text:style-name="P1"><text:a xlink:type="simple" xlink:href="https://github.com/PCrnjak/PAROL6-Desktop-robot-arm" text:style-name="Internet_20_link" text:visited-style-name="Visited_20_Internet_20_Link">https://github.com/PCrnjak/PAROL6-Desktop-robot-arm</text:a></text:p>
      <text:p text:style-name="P1"/>
      <text:p text:style-name="P1">--------------------</text:p>
      <text:p text:style-name="P2">DROBOT</text:p>
      <text:p text:style-name="P2"/>
      <text:p text:style-name="P2"/>
      <text:p text:style-name="P2"><text:a xlink:type="simple" xlink:href="https://github.com/BCN3D/BCN3D-Moveo/tree/master" text:style-name="Internet_20_link" text:visited-style-name="Visited_20_Internet_20_Link">BCN3D-Moveo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0T16:35:36.917000000</dc:date>
    <meta:editing-duration>PT2H37M56S</meta:editing-duration>
    <meta:editing-cycles>3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6" meta:word-count="6" meta:character-count="138" meta:non-whitespace-character-count="137"/>
  </office:meta>
</office:document-meta>
</file>